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Util.getCompleteBlockUri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questUtil.createRequestForUri( HttpServletRequest request , String servletPath , String pat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Util.createRequestByRemovingPrefixFromUri( HttpServletRequest request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Util.manageException( HttpServletRequest req , HttpServletResponse res , Environment env , String uri , int errorStatus , String title , String message , String description , Exception e , ServletSettings settings , boolean verbose , Object sen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RequestUtil.getCompleteUri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questUtil.manageException( HttpServletRequest req , HttpServletResponse res , Environment env , String uri , int errorStatus , String title , String message , String description , Exception e , ServletSettings settings , Log logger , Object s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